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60fc" officeooo:paragraph-rsid="000860fc"/>
    </style:style>
    <style:style style:name="P2" style:family="paragraph" style:parent-style-name="Standard">
      <style:text-properties officeooo:rsid="000860fc" officeooo:paragraph-rsid="0009f24e"/>
    </style:style>
    <style:style style:name="P3" style:family="paragraph" style:parent-style-name="Standard">
      <style:text-properties officeooo:rsid="0009f24e" officeooo:paragraph-rsid="0009f24e"/>
    </style:style>
    <style:style style:name="P4" style:family="paragraph" style:parent-style-name="Standard">
      <style:text-properties officeooo:rsid="00167d56" officeooo:paragraph-rsid="000c6247"/>
    </style:style>
    <style:style style:name="P5" style:family="paragraph" style:parent-style-name="Standard">
      <style:text-properties officeooo:rsid="000c6247" officeooo:paragraph-rsid="000c6247"/>
    </style:style>
    <style:style style:name="P6" style:family="paragraph" style:parent-style-name="Standard">
      <style:text-properties officeooo:rsid="000c6247" officeooo:paragraph-rsid="000e9ee2"/>
    </style:style>
    <style:style style:name="P7" style:family="paragraph" style:parent-style-name="Standard">
      <style:text-properties officeooo:rsid="000c6247" officeooo:paragraph-rsid="0016d0b2"/>
    </style:style>
    <style:style style:name="P8" style:family="paragraph" style:parent-style-name="Standard">
      <style:text-properties officeooo:rsid="000e9ee2" officeooo:paragraph-rsid="000e9ee2"/>
    </style:style>
    <style:style style:name="P9" style:family="paragraph" style:parent-style-name="Standard">
      <style:text-properties officeooo:rsid="000fb43c" officeooo:paragraph-rsid="000fb43c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a31d8" officeooo:paragraph-rsid="001a31d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a31d8" officeooo:paragraph-rsid="001a31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31d8" officeooo:paragraph-rsid="001a31d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officeooo:rsid="000860fc" officeooo:paragraph-rsid="000860fc"/>
    </style:style>
    <style:style style:name="P14" style:family="paragraph" style:parent-style-name="Standard" style:list-style-name="L2">
      <style:text-properties officeooo:rsid="0009f24e" officeooo:paragraph-rsid="0009f24e"/>
    </style:style>
    <style:style style:name="P15" style:family="paragraph" style:parent-style-name="Standard">
      <style:text-properties officeooo:rsid="000fb43c" officeooo:paragraph-rsid="000fb43c"/>
    </style:style>
    <style:style style:name="T1" style:family="text">
      <style:text-properties officeooo:rsid="0009f24e"/>
    </style:style>
    <style:style style:name="T2" style:family="text">
      <style:text-properties officeooo:rsid="000c6247"/>
    </style:style>
    <style:style style:name="T3" style:family="text">
      <style:text-properties officeooo:rsid="000e9ee2"/>
    </style:style>
    <style:style style:name="T4" style:family="text">
      <style:text-properties officeooo:rsid="000fb4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c618"/>
    </style:style>
    <style:style style:name="T7" style:family="text">
      <style:text-properties officeooo:rsid="0016d0b2"/>
    </style:style>
    <style:style style:name="T8" style:family="text">
      <style:text-properties officeooo:rsid="00194567"/>
    </style:style>
    <style:style style:name="T9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ssier de spécification</text:p>
      <text:p text:style-name="P11"/>
      <text:p text:style-name="P12">Pavlo Andriiash</text:p>
      <text:p text:style-name="P12">Valentin Debonne</text:p>
      <text:p text:style-name="P12">William Bérard</text:p>
      <text:p text:style-name="P1"/>
      <text:p text:style-name="P1"/>
      <text:p text:style-name="P1"/>
      <text:p text:style-name="P1">Ce que le système peut faire :</text:p>
      <text:p text:style-name="P1"/>
      <text:p text:style-name="P1">- Scanner un ticket de caisse</text:p>
      <text:p text:style-name="P1">- Prendre en photo et reconnaître des aliments simples</text:p>
      <text:p text:style-name="P2">- Balance</text:p>
      <text:p text:style-name="P1">- Ajout/Suppression d’aliments</text:p>
      <text:p text:style-name="P1">- Chercher <text:span text:style-name="T1">et ajouter </text:span>des recettes et des astuces dans une base de donnée</text:p>
      <text:p text:style-name="P1">- Trier les recettes en fonction des critères suivants :</text:p>
      <text:list xml:id="list4142738362" text:style-name="L1">
        <text:list-item>
          <text:p text:style-name="P13">Prix</text:p>
        </text:list-item>
        <text:list-item>
          <text:p text:style-name="P13">Allergies</text:p>
        </text:list-item>
        <text:list-item>
          <text:p text:style-name="P13">Qualité nutritionnelles</text:p>
        </text:list-item>
        <text:list-item>
          <text:p text:style-name="P13">Alcool</text:p>
        </text:list-item>
        <text:list-item>
          <text:p text:style-name="P13">Menus spéciaux (régimes)</text:p>
        </text:list-item>
        <text:list-item>
          <text:p text:style-name="P13">Note /10</text:p>
        </text:list-item>
      </text:list>
      <text:p text:style-name="P1"><text:tab/><text:tab/></text:p>
      <text:p text:style-name="P1">- Application mobile pour consulter ses produits à distance</text:p>
      <text:p text:style-name="P1">- <text:span text:style-name="T1">Calendrier de recettes et détection des aliments manquants</text:span></text:p>
      <text:p text:style-name="P1">- <text:span text:style-name="T1">Comptes utilisateurs avec des attributs :</text:span></text:p>
      <text:list xml:id="list3355816508" text:style-name="L2">
        <text:list-item>
          <text:p text:style-name="P14">âge</text:p>
        </text:list-item>
        <text:list-item>
          <text:p text:style-name="P14">genre</text:p>
        </text:list-item>
        <text:list-item>
          <text:p text:style-name="P14">régimes</text:p>
        </text:list-item>
        <text:list-item>
          <text:p text:style-name="P14">allergies</text:p>
        </text:list-item>
      </text:list>
      <text:p text:style-name="P3"/>
      <text:p text:style-name="P3"/>
      <text:p text:style-name="P3"/>
      <text:p text:style-name="P4">Diagramme de cas d’utilisation :</text:p>
      <text:p text:style-name="P4"/>
      <text:p text:style-name="P4"><text:span text:style-name="T5">Gérer les aliments </text:span>: <text:span text:style-name="T2">Ajouter ou supprimer des aliments.</text:span></text:p>
      <text:p text:style-name="P5">L’utilisateur peut ajouter des aliments manuellement, scanner un ticket de caisse ou faire détecter un aliment par le robot. L’utilisateur peut supprimer un aliment <text:span text:style-name="T6">manuellement, ou par détection</text:span>.</text:p>
      <text:p text:style-name="P5"/>
      <text:p text:style-name="P8"><text:span text:style-name="T5">Scanner un ticket de caisse </text:span>: Pour ajouter des aliments à la réserve, l’utilisateur peut scanner un ticket de caisse, les aliments présents sur le ticket et leurs quantités seront ajoutés à la réserve.</text:p>
      <text:p text:style-name="P8"/>
      <text:p text:style-name="P8"><text:span text:style-name="T5">Détecter un aliment </text:span>: Pour ajouter <text:span text:style-name="T6">ou supprimer </text:span>un aliment à la réserve, l’utilisateur peut le poser sur la machine qui détectera <text:span text:style-name="T4">quels sont les aliments qui sont susceptibles de correspondre (plusieurs choix seront proposés en cas d’ambiguïté entre des aliments).</text:span></text:p>
      <text:p text:style-name="P5"/>
      <text:p text:style-name="P7"><text:span text:style-name="T5">Consulter les réserves </text:span>: <text:span text:style-name="T7">L’utilisateur peut consulter à distance ou non </text:span>l’<text:span text:style-name="T8">état de ses</text:span> réserves.</text:p>
      <text:p text:style-name="P5"/>
      <text:p text:style-name="P6"><text:span text:style-name="T5">Gérer les recettes : </text:span>L’utilisateur peut trier les recettes et astuces en fonction de différents critères. <text:span text:style-name="T3">L’utilisateur peut programmer des recettes à faire plus tard ou établir un calendrier de recettes. Les aliments manquants pour les réaliser seront mis en évidence.</text:span></text:p>
      <text:p text:style-name="P5"/>
      <text:p text:style-name="P8"><text:soft-page-break/><text:span text:style-name="T5">Gérer les préférences</text:span> : <text:span text:style-name="T8">L’utilisateur </text:span>peut <text:span text:style-name="T8">créer un compte pour </text:span>établir des préférences en fonction de son profil (âge, genre, allergies ou régime).</text:p>
      <text:p text:style-name="P8"/>
      <text:p text:style-name="P8"><text:span text:style-name="T5">Échanger des recettes </text:span>: Partager ou consulter des recettes avec d’autres utilisateurs <text:span text:style-name="T4">grâce à une base de données distante.</text:span></text:p>
      <text:p text:style-name="P8">L’utilisateur peut partager ses recettes, il pourra donner les ingrédients nécessaires et les instructions nécessaires.</text:p>
      <text:p text:style-name="P8"/>
      <text:p text:style-name="P9"><text:span text:style-name="T5">Se connecter </text:span>: Pour pouvoir gérer son compte, l’utilisateur doit se connecter à l’aide d’une session.</text:p>
      <text:p text:style-name="P9"/>
      <text:p text:style-name="P9"/>
      <text:p text:style-name="P9"/>
      <text:p text:style-name="P9"/>
      <text:p text:style-name="P9"><text:span text:style-name="T9">Example of using:</text:span></text:p>
      <text:p text:style-name="P9"><text:span text:style-name="T9">User logged in.</text:span><text:line-break/><text:span text:style-name="T9">User looked for recipe with chicken and tomatoes.</text:span><text:line-break/><text:span text:style-name="T9">User found one, choose that recipe for cooking.</text:span><text:line-break/><text:span text:style-name="T9">//Reserves removed aliments for recipe//</text:span><text:line-break/><text:span text:style-name="T9">//User cooked food//</text:span><text:line-break/><text:span text:style-name="T9">User added recipe to favour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39:05.841284005</meta:creation-date>
    <dc:date>2018-12-06T15:53:56.441000000</dc:date>
    <meta:editing-duration>PT18M54S</meta:editing-duration>
    <meta:editing-cycles>15</meta:editing-cycles>
    <meta:generator>LibreOffice/6.1.3.2$Windows_x86 LibreOffice_project/86daf60bf00efa86ad547e59e09d6bb77c699acb</meta:generator>
    <meta:document-statistic meta:table-count="0" meta:image-count="0" meta:object-count="0" meta:page-count="2" meta:paragraph-count="38" meta:word-count="390" meta:character-count="2449" meta:non-whitespace-character-count="2104"/>
  </office:meta>
</office:document-meta>
</file>